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799cm"/>
    </style:style>
    <style:style style:name="Table1.B" style:family="table-column">
      <style:table-column-properties style:column-width="15.21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text-align="center" style:justify-single-word="false"/>
      <style:text-properties style:font-name="Liberation Sans" officeooo:paragraph-rsid="003544e5"/>
    </style:style>
    <style:style style:name="P2" style:family="paragraph" style:parent-style-name="Standard">
      <style:paragraph-properties fo:text-align="justify" style:justify-single-word="false"/>
      <style:text-properties style:font-name="Liberation Sans" fo:font-weight="bold" officeooo:rsid="00024274" officeooo:paragraph-rsid="00024274" style:font-weight-asian="bold" style:font-weight-complex="bold"/>
    </style:style>
    <style:style style:name="P3" style:family="paragraph" style:parent-style-name="Heading_20_1">
      <style:paragraph-properties fo:text-align="justify" style:justify-single-word="false"/>
      <style:text-properties officeooo:rsid="003299e1" officeooo:paragraph-rsid="003299e1"/>
    </style:style>
    <style:style style:name="P4" style:family="paragraph" style:parent-style-name="Heading_20_1">
      <style:paragraph-properties fo:text-align="justify" style:justify-single-word="false"/>
      <style:text-properties officeooo:rsid="00333a3f" officeooo:paragraph-rsid="00333a3f"/>
    </style:style>
    <style:style style:name="P5" style:family="paragraph" style:parent-style-name="Heading_20_1">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Text_20_body" style:list-style-name="L1">
      <style:paragraph-properties fo:text-align="justify" style:justify-single-word="false"/>
      <style:text-properties officeooo:rsid="001dff10" officeooo:paragraph-rsid="00386609"/>
    </style:style>
    <style:style style:name="P8" style:family="paragraph" style:parent-style-name="Text_20_body" style:list-style-name="L2">
      <style:paragraph-properties fo:text-align="justify" style:justify-single-word="false"/>
      <style:text-properties style:font-name="Liberation Sans" officeooo:rsid="00085b96" officeooo:paragraph-rsid="00085b96"/>
    </style:style>
    <style:style style:name="P9" style:family="paragraph" style:parent-style-name="Text_20_body" style:list-style-name="L2">
      <style:paragraph-properties fo:text-align="justify" style:justify-single-word="false"/>
      <style:text-properties style:font-name="Liberation Sans" officeooo:rsid="000e862f" officeooo:paragraph-rsid="000e862f"/>
    </style:style>
    <style:style style:name="P10" style:family="paragraph" style:parent-style-name="Text_20_body">
      <style:paragraph-properties fo:text-align="justify" style:justify-single-word="false"/>
      <style:text-properties style:font-name="Liberation Sans" officeooo:rsid="0007bf0b" officeooo:paragraph-rsid="0035de26"/>
    </style:style>
    <style:style style:name="P11" style:family="paragraph" style:parent-style-name="Text_20_body" style:list-style-name="L5">
      <style:paragraph-properties fo:text-align="justify" style:justify-single-word="false"/>
      <style:text-properties style:font-name="Liberation Sans" officeooo:rsid="0007bf0b" officeooo:paragraph-rsid="0035de26"/>
    </style:style>
    <style:style style:name="P12" style:family="paragraph" style:parent-style-name="Text_20_body">
      <style:paragraph-properties fo:text-align="justify" style:justify-single-word="false"/>
      <style:text-properties style:font-name="Liberation Sans" officeooo:rsid="00236535" officeooo:paragraph-rsid="00303f13"/>
    </style:style>
    <style:style style:name="P13" style:family="paragraph" style:parent-style-name="Text_20_body">
      <style:paragraph-properties fo:text-align="justify" style:justify-single-word="false"/>
      <style:text-properties style:font-name="Liberation Sans" officeooo:rsid="00236535" officeooo:paragraph-rsid="00386609"/>
    </style:style>
    <style:style style:name="P14" style:family="paragraph" style:parent-style-name="Text_20_body">
      <style:paragraph-properties fo:text-align="justify" style:justify-single-word="false"/>
      <style:text-properties style:font-name="Liberation Sans" officeooo:rsid="0024db74" officeooo:paragraph-rsid="00236535"/>
    </style:style>
    <style:style style:name="P15" style:family="paragraph" style:parent-style-name="Text_20_body">
      <style:paragraph-properties fo:text-align="justify" style:justify-single-word="false"/>
      <style:text-properties style:font-name="Liberation Sans" fo:font-weight="bold" officeooo:rsid="00386609" officeooo:paragraph-rsid="00386609" style:font-weight-asian="bold" style:font-weight-complex="bold"/>
    </style:style>
    <style:style style:name="P16" style:family="paragraph" style:parent-style-name="Text_20_body" style:list-style-name="L1">
      <style:paragraph-properties fo:text-align="justify" style:justify-single-word="false"/>
      <style:text-properties style:font-name="Liberation Sans" fo:font-weight="bold" officeooo:rsid="00378068" officeooo:paragraph-rsid="00386609" style:font-weight-asian="bold" style:font-weight-complex="bold"/>
    </style:style>
    <style:style style:name="P17" style:family="paragraph" style:parent-style-name="Text_20_body" style:list-style-name="L1">
      <style:paragraph-properties fo:text-align="justify" style:justify-single-word="false"/>
      <style:text-properties style:font-name="Liberation Sans" fo:font-weight="normal" officeooo:rsid="001dff10" officeooo:paragraph-rsid="00386609" style:font-weight-asian="normal" style:font-weight-complex="normal"/>
    </style:style>
    <style:style style:name="P18" style:family="paragraph" style:parent-style-name="Text_20_body" style:list-style-name="L2">
      <style:paragraph-properties fo:text-align="justify" style:justify-single-word="false"/>
      <style:text-properties fo:font-variant="normal" fo:text-transform="none" fo:color="#333333" style:font-name="Liberation Sans" fo:font-size="12pt" fo:letter-spacing="normal" fo:font-style="normal" fo:font-weight="normal" officeooo:rsid="000e862f" officeooo:paragraph-rsid="001c203a" style:font-size-asian="12pt" style:font-size-complex="12pt"/>
    </style:style>
    <style:style style:name="P19" style:family="paragraph" style:parent-style-name="Text_20_body" style:list-style-name="L2">
      <style:paragraph-properties fo:text-align="justify" style:justify-single-word="false"/>
      <style:text-properties fo:font-variant="normal" fo:text-transform="none" fo:color="#333333" style:font-name="Liberation Sans" fo:font-size="12pt" fo:letter-spacing="normal" fo:font-style="normal" fo:font-weight="normal" officeooo:rsid="000e862f" officeooo:paragraph-rsid="000e862f" style:font-size-asian="12pt" style:font-size-complex="12pt"/>
    </style:style>
    <style:style style:name="P20" style:family="paragraph" style:parent-style-name="Text_20_body">
      <style:paragraph-properties fo:text-align="justify" style:justify-single-word="false"/>
      <style:text-properties officeooo:rsid="001c5878" officeooo:paragraph-rsid="001c5878"/>
    </style:style>
    <style:style style:name="P21" style:family="paragraph" style:parent-style-name="Text_20_body">
      <style:paragraph-properties fo:text-align="justify" style:justify-single-word="false"/>
      <style:text-properties fo:font-weight="bold" style:font-weight-asian="bold" style:font-weight-complex="bold"/>
    </style:style>
    <style:style style:name="P22" style:family="paragraph" style:parent-style-name="Text_20_body">
      <style:paragraph-properties fo:text-align="justify" style:justify-single-word="false"/>
      <style:text-properties officeooo:rsid="001128c9" officeooo:paragraph-rsid="001128c9"/>
    </style:style>
    <style:style style:name="P23" style:family="paragraph" style:parent-style-name="Text_20_body">
      <style:paragraph-properties fo:text-align="justify" style:justify-single-word="false"/>
      <style:text-properties officeooo:rsid="001847df" officeooo:paragraph-rsid="001847df"/>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333a3f"/>
    </style:style>
    <style:style style:name="P26" style:family="paragraph" style:parent-style-name="Text_20_body" style:list-style-name="L1">
      <style:paragraph-properties fo:text-align="justify" style:justify-single-word="false"/>
      <style:text-properties officeooo:rsid="00377dce" officeooo:paragraph-rsid="00377dce"/>
    </style:style>
    <style:style style:name="P27" style:family="paragraph" style:parent-style-name="Text_20_body">
      <style:paragraph-properties fo:text-align="justify" style:justify-single-word="false"/>
      <style:text-properties officeooo:rsid="00378068" officeooo:paragraph-rsid="0035de26"/>
    </style:style>
    <style:style style:name="P28" style:family="paragraph" style:parent-style-name="Text_20_body" style:list-style-name="L1">
      <style:paragraph-properties fo:text-align="justify" style:justify-single-word="false"/>
      <style:text-properties fo:font-weight="normal" officeooo:rsid="001dff10" officeooo:paragraph-rsid="00386609" style:font-weight-asian="normal" style:font-weight-complex="normal"/>
    </style:style>
    <style:style style:name="P29" style:family="paragraph" style:parent-style-name="Text_20_body" style:list-style-name="L1">
      <style:paragraph-properties fo:text-align="justify" style:justify-single-word="false"/>
      <style:text-properties fo:font-weight="normal" officeooo:rsid="00377dce" officeooo:paragraph-rsid="00386609" style:font-weight-asian="normal" style:font-weight-complex="normal"/>
    </style:style>
    <style:style style:name="P30" style:family="paragraph" style:parent-style-name="Table_20_Contents">
      <style:paragraph-properties fo:text-align="justify" style:justify-single-word="false"/>
      <style:text-properties officeooo:rsid="002e8850" officeooo:paragraph-rsid="002e8850"/>
    </style:style>
    <style:style style:name="P31" style:family="paragraph" style:parent-style-name="Table_20_Contents">
      <style:paragraph-properties fo:text-align="justify" style:justify-single-word="false"/>
    </style:style>
    <style:style style:name="T1" style:family="text">
      <style:text-properties officeooo:rsid="000e862f"/>
    </style:style>
    <style:style style:name="T2" style:family="text">
      <style:text-properties officeooo:rsid="000f9c6a"/>
    </style:style>
    <style:style style:name="T3" style:family="text">
      <style:text-properties officeooo:rsid="0016bb4e"/>
    </style:style>
    <style:style style:name="T4" style:family="text">
      <style:text-properties officeooo:rsid="001c203a"/>
    </style:style>
    <style:style style:name="T5" style:family="text">
      <style:text-properties officeooo:rsid="001fdfc0"/>
    </style:style>
    <style:style style:name="T6" style:family="text">
      <style:text-properties officeooo:rsid="0020e963"/>
    </style:style>
    <style:style style:name="T7" style:family="text">
      <style:text-properties officeooo:rsid="0024db74"/>
    </style:style>
    <style:style style:name="T8" style:family="text">
      <style:text-properties officeooo:rsid="0026a09c"/>
    </style:style>
    <style:style style:name="T9" style:family="text">
      <style:text-properties officeooo:rsid="002ebd2c"/>
    </style:style>
    <style:style style:name="T10" style:family="text">
      <style:text-properties officeooo:rsid="003544e5"/>
    </style:style>
    <style:style style:name="T11" style:family="text">
      <style:text-properties officeooo:rsid="0035de26"/>
    </style:style>
    <style:style style:name="T12" style:family="text">
      <style:text-properties officeooo:rsid="0038660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Frontend-</text:span>Integration <text:span text:style-name="T6">über JavaScript-Events</text:span> <text:span text:style-name="T10">zwischen Self-Contained Systems</text:span></text:p>
      <text:p text:style-name="P14"/>
      <text:p text:style-name="P13">Im Zuge der <text:span text:style-name="T7">Weiterentwicklung unserer Omnichannel Plattform und der</text:span> Migration des Thalia Webshop-Monolithen sind bereits <text:span text:style-name="T8">zahlreiche Self-contained Systems </text:span>(kurz: SCS)<text:span text:style-name="T8"> und Microservices entstanden. Eine wesentliche immer wieder auftretende Herausforderungen ist die Integration dieser Systeme. Die vielfalt der möglichen Ansätze zur Integration sowohl im Backend als auch im Frontend sowie ihre Implikationen sind dabei ein wesentlicher treiber. Je nach Anforderungen und Anwendungskontext sind hier unterschiedliche Lösungen möglich und auch sinnvoll. Nach dem Self-Contained Systems-Architekturstil wird eine Integration auf Ebene der GUI bevorzugt, um die Kopplung zwischen den Systemen möglichst lose zu halten (vgl. [1]). Aus diesem Grund versuchen wir bei Thalia den Fokus auf die Frontend-Integration zu legen.</text:span></text:p>
      <text:p text:style-name="P12"><text:span text:style-name="T8">In diesem Beitrag geht es um eine spezielle Form der Frontend-Integration unter Verwendung von client-site-includes und JavaScript-Events, die wir bei Thalia umgesetzt haben. Zur besseren Einordnung soll zuvor eine Übersicht über die möglichen Formen der Integration von SCS gegeben werden.</text:span></text:p>
      <text:h text:style-name="P6" text:outline-level="1">Integration <text:span text:style-name="T12">von SCS</text:span></text:h>
      <text:p text:style-name="P10"><text:span text:style-name="T11">Ein SCS repräsentiert eine vollständige </text:span>Webanwendung mit <text:span text:style-name="T11">einer</text:span> eigene<text:span text:style-name="T11">n</text:span> UI, BL und <text:span text:style-name="T11">Datenbank (vgl. [1])</text:span>. <text:span text:style-name="T11">Grundsätzlich kann jede dieser drei Ebenen genutzt werden, um einen anderen SCS zu integrieren:</text:span></text:p>
      <text:p text:style-name="P10"/>
      <text:p text:style-name="P10"><text:span text:style-name="T11">[optional: Abbildung „Integrationsebenen zwischen SCS]</text:span></text:p>
      <text:p text:style-name="P10"/>
      <text:p text:style-name="P15">Backend</text:p>
      <text:list xml:id="list3451126876" text:style-name="L1">
        <text:list-item>
          <text:p text:style-name="P7">Datenreplikation</text:p>
        </text:list-item>
        <text:list-item>
          <text:p text:style-name="P16">Direkte Datenbank-Zugriffe</text:p>
        </text:list-item>
        <text:list-item>
          <text:p text:style-name="P28">HTTP/REST-API Aufrufe</text:p>
        </text:list-item>
        <text:list-item>
          <text:p text:style-name="P29">RPC</text:p>
        </text:list-item>
        <text:list-item>
          <text:p text:style-name="P17">Messaging (RabbitMQ)</text:p>
        </text:list-item>
      </text:list>
      <text:p text:style-name="P15">Frontend</text:p>
      <text:list xml:id="list1723664902" text:style-name="L5">
        <text:list-item>
          <text:p text:style-name="P11"><text:soft-page-break/></text:p>
        </text:list-item>
      </text:list>
      <text:p text:style-name="P10"/>
      <text:p text:style-name="P27"/>
      <text:h text:style-name="P3" text:outline-level="1">Integration im Frontend</text:h>
      <text:list xml:id="list2278155189" text:style-name="L2">
        <text:list-item>
          <text:p text:style-name="P8"><text:span text:style-name="T1">Redirects über </text:span>Hyperlinks</text:p>
        </text:list-item>
        <text:list-item>
          <text:p text:style-name="P9">HTML-Transklusion</text:p>
          <text:list>
            <text:list-item>
              <text:p text:style-name="P9">Clientside <text:span text:style-name="T2">(Über JavaScript)</text:span></text:p>
            </text:list-item>
            <text:list-item>
              <text:p text:style-name="P9">Serverside <text:span text:style-name="T2">(z.B. Über SSI)</text:span></text:p>
            </text:list-item>
          </text:list>
        </text:list-item>
        <text:list-item>
          <text:p text:style-name="P18">JavaScript-Objekte <text:span text:style-name="T4">(Schnittstelle zum alten Shop)</text:span></text:p>
        </text:list-item>
        <text:list-item>
          <text:p text:style-name="P19">JavaScript Eventbus (Messaging im Front-End)</text:p>
        </text:list-item>
      </text:list>
      <text:p text:style-name="P21">Redirects über Hyperlinks</text:p>
      <text:p text:style-name="P22">Service A integriert Service B , indem Service A einen Hyperlink mit der URL von Service B bei sich im HTML einbettet. Service B wird also von Service A verlinkt. Durch einen Klick auf diesen Link findet eine Weiterleitung auf den neuen Service statt. Die Abhängigkeit liegt hier nur in Form des Hyperlinks vor. <text:span text:style-name="T3">Dies ist die loseste form einer Kopplung.</text:span></text:p>
      <text:p text:style-name="P21">HTML-Transklusion</text:p>
      <text:p text:style-name="P20">HTML-Transklusion beschreibt einen Ansatz, in dem HTML in einer andere HTML-Seite eingebettet wird.</text:p>
      <text:p text:style-name="P21">Clientseitig</text:p>
      <text:p text:style-name="P21">Serverseitig</text:p>
      <text:p text:style-name="P23">SSI (Server side includes) werden durch einen vorgeschalteten Server aufgelöst. </text:p>
      <text:p text:style-name="P21">JavaScript-Objekte</text:p>
      <text:p text:style-name="P21">JavaScript <text:span text:style-name="T6">Events (</text:span>Eventbus<text:span text:style-name="T6">)</text:span></text:p>
      <text:p text:style-name="P21"/>
      <text:h text:style-name="P4" text:outline-level="1">Integration über JavaScript-Events</text:h>
      <text:p text:style-name="P25"/>
      <text:h text:style-name="P5" text:outline-level="1">Fazit</text:h>
      <text:p text:style-name="P24"/>
      <text:h text:style-name="P6" text:outline-level="1"><text:soft-page-break/>Referenzen</text:h>
      <text:p text:style-name="P24"/>
      <table:table table:name="Table1" table:style-name="Table1">
        <table:table-column table:style-name="Table1.A"/>
        <table:table-column table:style-name="Table1.B"/>
        <table:table-row>
          <table:table-cell table:style-name="Table1.A1" office:value-type="string">
            <text:p text:style-name="P30"><text:span text:style-name="T9">[</text:span>1<text:span text:style-name="T9">]</text:span></text:p>
          </table:table-cell>
          <table:table-cell table:style-name="Table1.B1" office:value-type="string">
            <text:p text:style-name="P31">https://scs-architecture.org/</text:p>
          </table:table-cell>
        </table:table-row>
        <table:table-row>
          <table:table-cell table:style-name="Table1.A2" office:value-type="string">
            <text:p text:style-name="P31"/>
          </table:table-cell>
          <table:table-cell table:style-name="Table1.B2" office:value-type="string">
            <text:p text:style-name="P31"/>
          </table:table-cell>
        </table:table-row>
        <table:table-row>
          <table:table-cell table:style-name="Table1.A2" office:value-type="string">
            <text:p text:style-name="P31"/>
          </table:table-cell>
          <table:table-cell table:style-name="Table1.B2" office:value-type="string">
            <text:p text:style-name="P31"/>
          </table:table-cell>
        </table:table-row>
        <table:table-row>
          <table:table-cell table:style-name="Table1.A2" office:value-type="string">
            <text:p text:style-name="P31"/>
          </table:table-cell>
          <table:table-cell table:style-name="Table1.B2" office:value-type="string">
            <text:p text:style-name="P31"/>
          </table:table-cell>
        </table:table-row>
      </table:table>
      <text:p text:style-name="P2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6:18:56.370209618</meta:creation-date>
    <dc:date>2018-12-19T16:48:07.460085408</dc:date>
    <meta:editing-duration>P3DT11M52S</meta:editing-duration>
    <meta:editing-cycles>31</meta:editing-cycles>
    <meta:generator>LibreOffice/5.4.7.2$Linux_X86_64 LibreOffice_project/40$Build-2</meta:generator>
    <meta:document-statistic meta:table-count="1" meta:image-count="0" meta:object-count="0" meta:page-count="3" meta:paragraph-count="35" meta:word-count="342" meta:character-count="2508" meta:non-whitespace-character-count="2216"/>
  </office:meta>
</office:document-meta>
</file>